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lveFieldDeserializer.parseField( DefaultJSONParser parser , Object object , Type objectType , Map &lt; String , Object &gt; field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lveFieldDeserializer.ResolveFieldDeserializer( Map map , Objec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lveFieldDeserializer.setValue( Object object , Object 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esolveFieldDeserializer.ResolveFieldDeserializer( Collection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lveFieldDeserializer.ResolveFieldDeserializer( DefaultJSONParser parser , List list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